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000000" draw:stroke="none" fo:margin="1.000000000000000pt" style:wrap="biggest" style:wrap-dynamic-threshold="0.000000000000000pt" svg:fill-rule="evenodd"/>
    </style:style>
    <style:style style:name="gr3" style:family="graphic">
      <style:graphic-properties draw:fill="solid" draw:fill-color="#ff0000" draw:stroke="none" fo:margin="1.000000000000000pt" style:wrap="biggest" style:wrap-dynamic-threshold="0.000000000000000pt" svg:fill-rule="evenodd"/>
    </style:style>
    <style:style style:name="gr4" style:family="graphic">
      <style:graphic-properties draw:fill="solid" draw:fill-color="#ffcc00" draw:stroke="solid" draw:stroke-linejoin="miter" fo:margin="1.000000000000000pt" style:wrap="biggest" style:wrap-dynamic-threshold="0.000000000000000pt" svg:fill-rule="nonzero" svg:stroke-color="#ffcc00" svg:stroke-opacity="1" svg:stroke-width="0.800000000000000pt"/>
    </style:style>
    <style:style style:name="gr5" style:family="graphic">
      <style:graphic-properties draw:fill="solid" draw:fill-color="#ff0000" draw:stroke="solid" draw:stroke-linejoin="miter" fo:margin="1.000000000000000pt" style:wrap="biggest" style:wrap-dynamic-threshold="0.000000000000000pt" svg:fill-rule="evenodd" svg:stroke-color="#ff0000" svg:stroke-opacity="1" svg:stroke-width="1.000000000000000pt"/>
    </style:style>
    <style:style style:name="gr6" style:family="graphic">
      <style:graphic-properties draw:fill="solid" draw:fill-color="#ffffff"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g575"/>
          <draw:layer draw:name="g578"/>
        </draw:layer-set>
        <draw:g draw:style-name="gr1" draw:id="shape1" svg:y="0.00001370150pt">
          <draw:path draw:style-name="gr2" draw:id="shape2" draw:name="path572" draw:layer="g578" svg:width="527.48010929791pt" svg:height="396.70008229098pt" draw:transform="matrix(0.25198433000 0.00000000000 0.00000000000 0.25198433000 0.00000000000pt 0.00001370150pt)" svg:viewBox="0 0 527 397" svg:d="M0.411597 0L0 396.7L527.48 396.7Z" koffice:nodeTypes="cccc"/>
          <draw:path draw:style-name="gr3" draw:id="shape3" draw:name="path574" draw:layer="g578" svg:width="527.48010929791pt" svg:height="396.70008229098pt" draw:transform="matrix(-0.25198433000 0.00000000000 0.00000000000 -0.25198433000 132.85621814920pt 99.99998781775pt)" svg:viewBox="0 0 527 397" svg:d="M0.411597 0L0 396.7L527.48 396.7Z" koffice:nodeTypes="cccc"/>
          <draw:path draw:style-name="gr4" draw:id="shape4" draw:name="selection_to_path" draw:layer="g578" svg:width="80.00000000000pt" svg:height="78.40801974568pt" draw:transform="matrix(0.57602886000 0.00000000000 0.00000000000 0.57602886000 65.89770158400pt 8.75555803702pt)" svg:viewBox="0 0 80 78" svg:d="M28 28.0731C28 28.0731 24.928 27.9127 24.928 27.9127C23.984 25.6829 21.3176 24.8461 19.6776 25.7846C18.1896 25.9129 10.4 25.6669 10.4 25.6669C10.4 25.6669 16.096 28.1694 16.096 28.1694C17.504 31.9873 22.4 32.8857 22.4 32.8857C21.9656 39.9238 15.2952 31.9774 9.6952 35.9879C5.6952 38.3941 5.648 41.2678 3.4864 45.9103C2.8184 47.2011 0 50.5316 0 50.5316C0 50.5316 4.704 50.1306 4.704 50.1306C4.704 50.1306 3.2 52.1358 3.2 52.1358C3.2 52.1358 8.8 51.3337 8.8 51.3337C8.8 51.3337 8.048 51.9632 7.6 52.4406C8.4296 52.6032 14 51.1332 14 51.1332C14 51.1332 13.6 52.9379 13.6 52.9379C16.456 51.7909 20 50.6279 20 50.6279C20 50.6279 21.256 51.6786 22.4 52.1358C22.4 52.1358 23.2 48.9275 23.2 48.9275C23.2 48.9275 26.4 49.7296 26.4 49.7296C26.4 49.7296 27.2 46.5212 27.2 46.5212C32 52.9379 33.6 59.3546 42.4 60.9588C42.4 60.9588 41.6 57.7505 41.6 57.7505C44.048 58.8012 48.592 61.031 48.592 61.031C48.592 61.031 49.28 59.5632 49.28 59.5632C53.096 62.3063 56.264 62.2582 58.4 62.563C58.4 62.563 56.808 58.5686 56.8 58.5525C56.904 58.5927 58.392 59.3627 58.4 59.3546C58.4 59.3546 56 52.9379 56 52.9379C56 52.9379 58.4 53.74 58.4 53.74C58.4 53.74 55.2 48.9275 55.2 48.9275C55.2 48.9275 56.4 48.1254 56.4 48.1254C56.4 48.1254 56 45.7191 56 45.7191C60.8 47.3233 67.2 49.7296 68 55.3442C68.8 64.1672 59.2 66.5734 52.8 65.7714C57.6 69.7818 66.4 68.1776 70.4 64.1672C72 62.563 72.8 60.1567 73.6 57.7505C74.4 60.1567 76 63.3651 76 66.5734C75.2 73.7923 65.6 76.1985 59.2 77.0006C66.4 81.0111 79.2 76.1985 80 65.7714C80 56.9484 74.4 52.9379 72 48.9275C71.64 47.4677 71.2 44.6122 71.2 44.6122C71.5104 44.704 73.6 45.7271 73.6 45.7271C73.6 45.7271 72.184 43.0722 72 42.5108C72 42.5108 69.504 35.693 68.6 34.1851C68.7488 34.1006 70.4 34.4658 70.4 34.4658C70.4 34.4658 63.848 26.2283 63.848 26.2283C63.848 26.2283 65.4288 26.0843 65.704 26.0358C65.704 26.0358 58.088 20.0121 56 19.2502C56 19.2502 58.4 18.4481 58.4 18.4481C53.6 16.0418 48 17.646 43.2 20.8543C43.2 20.8543 44 18.4481 44 18.4481C44 18.4481 42.536 18.5844 42.536 18.5844C42.536 18.5844 42.536 15.8333 42.536 15.8333C42.536 15.8333 44 13.6355 44 13.6355C44 13.6355 41.6 12.8334 41.6 12.8334C41.6 12.8334 43.2 8.82299 43.2 8.82299C43.2 8.82299 40.8 9.62508 40.8 9.62508C40.8 9.62508 41.6 5.61463 41.6 5.61463C41.6 5.61463 39.808 6.4488 38.72 6.32849C38.76 6.41672 39.992 3.58534 39.992 3.58534C39.2288 2.39023 40 0 40 0C34.4 0.80209 33.6 1.60418 30.4 6.41672C25.6 15.2397 27.2 19.2502 28 28.0731Z" koffice:nodeTypes="ccccccccccccccccccccccccccccccccccccccccccccccccccccccccccccccc"/>
          <draw:path draw:style-name="gr5" draw:id="shape5" draw:name="path566" draw:layer="g578" svg:width="8.76632192000pt" svg:height="4.63199275008pt" draw:transform="matrix(0.57602886000 0.00000000000 0.00000000000 0.57602886000 99.43732757482pt 32.45937603756pt)" svg:viewBox="0 0 9 5" svg:d="M0 0C0.436306 0.661735 5.18962 2.76714 8.76632 4.63199C7.80662 1.08285 0.828228 0.300761 0 0Z" koffice:nodeTypes="ccc"/>
          <draw:path draw:style-name="gr6" draw:id="shape6" draw:name="polygon567" draw:layer="g578" svg:width="19.56978327370pt" svg:height="18.70968457742pt" draw:transform="matrix(0.57602886000 0.00000000000 0.00000000000 0.57602886000 27.07995448497pt 72.57449588751pt)" svg:viewBox="0 0 20 19" svg:d="M15.8562 18.6844L10.6924 15.3752L3.76146 18.7097L5.29861 12.7535L0 7.16212L6.11385 6.79017L9.77006 0L12.0114 5.72627L19.5698 7.12116L14.8411 11.0322Z" koffice:nodeTypes="ccccccccccc"/>
          <draw:path draw:style-name="gr6" draw:id="shape7" draw:name="polygon568" draw:layer="g578" svg:width="8.01451571345pt" svg:height="7.42774619040pt" draw:transform="matrix(0.57602886000 0.00000000000 0.00000000000 0.57602886000 40.01551340030pt 62.63181380667pt)" svg:viewBox="0 0 8 7" svg:d="M6.66135 7.24812L4.13567 6.08446L1.70811 7.42775L2.07721 4.75571L0 2.94817L2.75379 2.46041L3.89758 0L5.23041 2.37059L8.01452 2.65752L6.08447 4.61038Z" koffice:nodeTypes="ccccccccccc"/>
          <draw:path draw:style-name="gr6" draw:id="shape8" draw:name="polygon569" draw:layer="g578" svg:width="17.00928299102pt" svg:height="15.69149364000pt" draw:transform="matrix(0.57602886000 0.00000000000 0.00000000000 0.57602886000 42.37285022038pt 48.30261665816pt)" svg:viewBox="0 0 17 16" svg:d="M14.0657 15.3836L8.72529 12.8834L3.55338 15.6915L4.37873 10.0406L0 6.1839L5.85054 5.19161L8.31625 0L11.1067 5.03766L17.0093 5.68571L12.8834 9.79144Z" koffice:nodeTypes="ccccccccccc"/>
          <draw:path draw:style-name="gr6" draw:id="shape9" draw:name="polygon570" draw:layer="g578" svg:width="19.07143325838pt" svg:height="18.38897867554pt" draw:transform="matrix(0.57602886000 0.00000000000 0.00000000000 0.57602886000 27.35929023376pt 33.48764054732pt)" svg:viewBox="0 0 19 18" svg:d="M15.6477 18.1575L9.69386 15.1517L3.86087 18.389L4.85847 11.7556L0 7.16704L6.57035 6.07305L9.40065 0L12.4638 5.95729L19.0714 6.79245L14.3941 11.5683Z" koffice:nodeTypes="ccccccccccc"/>
          <draw:path draw:style-name="gr6" draw:id="shape10" draw:name="polygon571" draw:layer="g578" svg:width="19.74245211830pt" svg:height="18.87915675937pt" draw:transform="matrix(0.57602886000 0.00000000000 0.00000000000 0.57602886000 14.66283490752pt 46.89840794572pt)" svg:viewBox="0 0 20 19" svg:d="M16.0499 18.797L9.94048 15.158L3.84832 18.8792L5.40998 11.9252L0 7.26194L7.07449 6.60315L9.82312 0L12.6338 6.54682L19.7425 7.12906L14.4051 11.834Z" koffice:nodeTypes="ccccccc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8:09</dc:date>
    <meta:creation-date>2011-05-22T06:10:30</meta:creation-date>
    <dc:creator>Yue Liu</dc:creator>
  </office:meta>
</office:document-meta>
</file>